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957in"/>
    </style:style>
    <style:style style:name="co2" style:family="table-column">
      <style:table-column-properties fo:break-before="auto" style:column-width="1.2661in"/>
    </style:style>
    <style:style style:name="co3" style:family="table-column">
      <style:table-column-properties fo:break-before="auto" style:column-width="1.2492in"/>
    </style:style>
    <style:style style:name="co4" style:family="table-column">
      <style:table-column-properties fo:break-before="auto" style:column-width="1.35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35in"/>
    </style:style>
    <style:style style:name="co7" style:family="table-column">
      <style:table-column-properties fo:break-before="auto" style:column-width="2.5362in"/>
    </style:style>
    <style:style style:name="co8" style:family="table-column">
      <style:table-column-properties fo:break-before="auto" style:column-width="1.4335in"/>
    </style:style>
    <style:style style:name="co9" style:family="table-column">
      <style:table-column-properties fo:break-before="auto" style:column-width="1.5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/>
    <style:style style:name="ce3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1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Random Classifier</text:p>
          </table:table-cell>
          <table:table-cell office:value-type="string" calcext:value-type="string">
            <text:p>Majority Classifier</text:p>
          </table:table-cell>
          <table:table-cell office:value-type="string" calcext:value-type="string">
            <text:p>Bert Full</text:p>
          </table:table-cell>
          <table:table-cell office:value-type="string" calcext:value-type="string">
            <text:p>Bert Freezed</text:p>
          </table:table-cell>
        </table:table-row>
        <table:table-row table:style-name="ro1">
          <table:table-cell office:value-type="string" calcext:value-type="string">
            <text:p>Sequence F1 emotions micro</text:p>
          </table:table-cell>
          <table:table-cell office:value-type="float" office:value="0.149211679380057" calcext:value-type="float">
            <text:p>0.149211679380057</text:p>
          </table:table-cell>
          <table:table-cell office:value-type="float" office:value="0.424671419276346" calcext:value-type="float">
            <text:p>0.424671419276346</text:p>
          </table:table-cell>
          <table:table-cell office:value-type="float" office:value="0.893007028725488" calcext:value-type="float">
            <text:p>0.893007028725488</text:p>
          </table:table-cell>
          <table:table-cell office:value-type="float" office:value="0.932144519316851" calcext:value-type="float">
            <text:p>0.932144519316851</text:p>
          </table:table-cell>
        </table:table-row>
        <table:table-row table:style-name="ro1">
          <table:table-cell office:value-type="string" calcext:value-type="string">
            <text:p>Sequence F1 triggers micro</text:p>
          </table:table-cell>
          <table:table-cell office:value-type="float" office:value="0.512678577229594" calcext:value-type="float">
            <text:p>0.512678577229594</text:p>
          </table:table-cell>
          <table:table-cell office:value-type="float" office:value="0.788267837869774" calcext:value-type="float">
            <text:p>0.788267837869774</text:p>
          </table:table-cell>
          <table:table-cell office:value-type="float" office:value="0.786360184764365" calcext:value-type="float">
            <text:p>0.786360184764365</text:p>
          </table:table-cell>
          <table:table-cell office:value-type="float" office:value="0.79054991504024" calcext:value-type="float">
            <text:p>0.79054991504024</text:p>
          </table:table-cell>
        </table:table-row>
        <table:table-row table:style-name="ro1">
          <table:table-cell office:value-type="string" calcext:value-type="string">
            <text:p>Unrolled Sequence F1 emotions micro</text:p>
          </table:table-cell>
          <table:table-cell office:value-type="float" office:value="0.148990617003128" calcext:value-type="float">
            <text:p>0.148990617003128</text:p>
          </table:table-cell>
          <table:table-cell office:value-type="float" office:value="0.431617856127381" calcext:value-type="float">
            <text:p>0.431617856127381</text:p>
          </table:table-cell>
          <table:table-cell office:value-type="float" office:value="0.90787603070799" calcext:value-type="float">
            <text:p>0.90787603070799</text:p>
          </table:table-cell>
          <table:table-cell office:value-type="float" office:value="0.941143019618994" calcext:value-type="float">
            <text:p>0.941143019618994</text:p>
          </table:table-cell>
        </table:table-row>
        <table:table-row table:style-name="ro1">
          <table:table-cell office:value-type="string" calcext:value-type="string">
            <text:p>Unrolled Sequence F1 triggers micro</text:p>
          </table:table-cell>
          <table:table-cell office:value-type="float" office:value="0.506397497867501" calcext:value-type="float">
            <text:p>0.506397497867501</text:p>
          </table:table-cell>
          <table:table-cell office:value-type="float" office:value="0.831390389536537" calcext:value-type="float">
            <text:p>0.831390389536537</text:p>
          </table:table-cell>
          <table:table-cell office:value-type="float" office:value="0.823144725618425" calcext:value-type="float">
            <text:p>0.823144725618425</text:p>
          </table:table-cell>
          <table:table-cell office:value-type="float" office:value="0.830821723059426" calcext:value-type="float">
            <text:p>0.830821723059426</text:p>
          </table:table-cell>
        </table:table-row>
        <table:table-row table:style-name="ro1">
          <table:table-cell office:value-type="string" calcext:value-type="string">
            <text:p>Unrolled Sequence F1 emotions macro</text:p>
          </table:table-cell>
          <table:table-cell office:value-type="float" office:value="0.126135405836691" calcext:value-type="float">
            <text:p>0.126135405836691</text:p>
          </table:table-cell>
          <table:table-cell office:value-type="float" office:value="0.086139877996879" calcext:value-type="float">
            <text:p>0.086139877996879</text:p>
          </table:table-cell>
          <table:table-cell office:value-type="float" office:value="0.876417615084346" calcext:value-type="float">
            <text:p>0.876417615084346</text:p>
          </table:table-cell>
          <table:table-cell office:value-type="float" office:value="0.927142365624074" calcext:value-type="float">
            <text:p>0.927142365624074</text:p>
          </table:table-cell>
        </table:table-row>
        <table:table-row table:style-name="ro1">
          <table:table-cell office:value-type="string" calcext:value-type="string">
            <text:p>Unrolled Sequence F1 triggers macro</text:p>
          </table:table-cell>
          <table:table-cell office:value-type="float" office:value="0.442702377457746" calcext:value-type="float">
            <text:p>0.442702377457746</text:p>
          </table:table-cell>
          <table:table-cell office:value-type="float" office:value="0.453966775345443" calcext:value-type="float">
            <text:p>0.453966775345443</text:p>
          </table:table-cell>
          <table:table-cell office:value-type="float" office:value="0.522322871302522" calcext:value-type="float">
            <text:p>0.522322871302522</text:p>
          </table:table-cell>
          <table:table-cell office:value-type="float" office:value="0.534524795396798" calcext:value-type="float">
            <text:p>0.534524795396798</text:p>
          </table:table-cell>
        </table:table-row>
      </table:table>
      <table:table table:name="2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Random Classifier</text:p>
          </table:table-cell>
          <table:table-cell office:value-type="string" calcext:value-type="string">
            <text:p>Majority Classifier</text:p>
          </table:table-cell>
          <table:table-cell office:value-type="string" calcext:value-type="string">
            <text:p>Bert Full</text:p>
          </table:table-cell>
          <table:table-cell office:value-type="string" calcext:value-type="string">
            <text:p>Bert Freezed</text:p>
          </table:table-cell>
        </table:table-row>
        <table:table-row table:style-name="ro1">
          <table:table-cell office:value-type="string" calcext:value-type="string">
            <text:p>Sequence F1 emotions micro</text:p>
          </table:table-cell>
          <table:table-cell office:value-type="float" office:value="0.147934778070227" calcext:value-type="float">
            <text:p>0.147934778070227</text:p>
          </table:table-cell>
          <table:table-cell office:value-type="float" office:value="0.422672943166655" calcext:value-type="float">
            <text:p>0.422672943166655</text:p>
          </table:table-cell>
          <table:table-cell office:value-type="float" office:value="0.919340663797417" calcext:value-type="float">
            <text:p>0.919340663797417</text:p>
          </table:table-cell>
          <table:table-cell office:value-type="float" office:value="0.931222416182459" calcext:value-type="float">
            <text:p>0.931222416182459</text:p>
          </table:table-cell>
        </table:table-row>
        <table:table-row table:style-name="ro1">
          <table:table-cell office:value-type="string" calcext:value-type="string">
            <text:p>Sequence F1 triggers micro</text:p>
          </table:table-cell>
          <table:table-cell office:value-type="float" office:value="0.519373661812903" calcext:value-type="float">
            <text:p>0.519373661812903</text:p>
          </table:table-cell>
          <table:table-cell office:value-type="float" office:value="0.820789936950734" calcext:value-type="float">
            <text:p>0.820789936950734</text:p>
          </table:table-cell>
          <table:table-cell office:value-type="float" office:value="0.824900318496003" calcext:value-type="float">
            <text:p>0.824900318496003</text:p>
          </table:table-cell>
          <table:table-cell office:value-type="float" office:value="0.814248610629996" calcext:value-type="float">
            <text:p>0.814248610629996</text:p>
          </table:table-cell>
        </table:table-row>
        <table:table-row table:style-name="ro1">
          <table:table-cell office:value-type="string" calcext:value-type="string">
            <text:p>Unrolled Sequence F1 emotions micro</text:p>
          </table:table-cell>
          <table:table-cell office:value-type="float" office:value="0.145021037868163" calcext:value-type="float">
            <text:p>0.145021037868163</text:p>
          </table:table-cell>
          <table:table-cell office:value-type="float" office:value="0.431977559607293" calcext:value-type="float">
            <text:p>0.431977559607293</text:p>
          </table:table-cell>
          <table:table-cell office:value-type="float" office:value="0.928471248246844" calcext:value-type="float">
            <text:p>0.928471248246844</text:p>
          </table:table-cell>
          <table:table-cell office:value-type="float" office:value="0.938008415147265" calcext:value-type="float">
            <text:p>0.938008415147265</text:p>
          </table:table-cell>
        </table:table-row>
        <table:table-row table:style-name="ro1">
          <table:table-cell office:value-type="string" calcext:value-type="string">
            <text:p>Unrolled Sequence F1 triggers micro</text:p>
          </table:table-cell>
          <table:table-cell office:value-type="float" office:value="0.508555399719495" calcext:value-type="float">
            <text:p>0.508555399719495</text:p>
          </table:table-cell>
          <table:table-cell office:value-type="float" office:value="0.856100981767181" calcext:value-type="float">
            <text:p>0.856100981767181</text:p>
          </table:table-cell>
          <table:table-cell office:value-type="float" office:value="0.854417952314166" calcext:value-type="float">
            <text:p>0.854417952314166</text:p>
          </table:table-cell>
          <table:table-cell office:value-type="float" office:value="0.842356241234222" calcext:value-type="float">
            <text:p>0.842356241234222</text:p>
          </table:table-cell>
        </table:table-row>
        <table:table-row table:style-name="ro1">
          <table:table-cell office:value-type="string" calcext:value-type="string">
            <text:p>Unrolled Sequence F1 emotions macro</text:p>
          </table:table-cell>
          <table:table-cell office:value-type="float" office:value="0.123062179252238" calcext:value-type="float">
            <text:p>0.123062179252238</text:p>
          </table:table-cell>
          <table:table-cell office:value-type="float" office:value="0.0861900097943193" calcext:value-type="float">
            <text:p>0.0861900097943193</text:p>
          </table:table-cell>
          <table:table-cell office:value-type="float" office:value="0.906315820746857" calcext:value-type="float">
            <text:p>0.906315820746857</text:p>
          </table:table-cell>
          <table:table-cell office:value-type="float" office:value="0.923101993504353" calcext:value-type="float">
            <text:p>0.923101993504353</text:p>
          </table:table-cell>
        </table:table-row>
        <table:table-row table:style-name="ro1">
          <table:table-cell office:value-type="string" calcext:value-type="string">
            <text:p>Unrolled Sequence F1 triggers macro</text:p>
          </table:table-cell>
          <table:table-cell office:value-type="float" office:value="0.433850002719313" calcext:value-type="float">
            <text:p>0.433850002719313</text:p>
          </table:table-cell>
          <table:table-cell office:value-type="float" office:value="0.461236209762732" calcext:value-type="float">
            <text:p>0.461236209762732</text:p>
          </table:table-cell>
          <table:table-cell office:value-type="float" office:value="0.536853169311734" calcext:value-type="float">
            <text:p>0.536853169311734</text:p>
          </table:table-cell>
          <table:table-cell office:value-type="float" office:value="0.545588360704222" calcext:value-type="float">
            <text:p>0.545588360704222</text:p>
          </table:table-cell>
        </table:table-row>
      </table:table>
      <table:table table:name="3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Random Classifier</text:p>
          </table:table-cell>
          <table:table-cell office:value-type="string" calcext:value-type="string">
            <text:p>Majority Classifier</text:p>
          </table:table-cell>
          <table:table-cell office:value-type="string" calcext:value-type="string">
            <text:p>Bert Full</text:p>
          </table:table-cell>
          <table:table-cell office:value-type="string" calcext:value-type="string">
            <text:p>Bert Freezed</text:p>
          </table:table-cell>
        </table:table-row>
        <table:table-row table:style-name="ro1">
          <table:table-cell office:value-type="string" calcext:value-type="string">
            <text:p>Sequence F1 emotions micro</text:p>
          </table:table-cell>
          <table:table-cell office:value-type="float" office:value="0.156298717968702" calcext:value-type="float">
            <text:p>0.156298717968702</text:p>
          </table:table-cell>
          <table:table-cell office:value-type="float" office:value="0.427404188491658" calcext:value-type="float">
            <text:p>0.427404188491658</text:p>
          </table:table-cell>
          <table:table-cell office:value-type="float" office:value="0.946043405296114" calcext:value-type="float">
            <text:p>0.946043405296114</text:p>
          </table:table-cell>
          <table:table-cell office:value-type="float" office:value="0.931714176819053" calcext:value-type="float">
            <text:p>0.931714176819053</text:p>
          </table:table-cell>
        </table:table-row>
        <table:table-row table:style-name="ro1">
          <table:table-cell office:value-type="string" calcext:value-type="string">
            <text:p>Sequence F1 triggers micro</text:p>
          </table:table-cell>
          <table:table-cell office:value-type="float" office:value="0.497136624775275" calcext:value-type="float">
            <text:p>0.497136624775275</text:p>
          </table:table-cell>
          <table:table-cell office:value-type="float" office:value="0.815369978472979" calcext:value-type="float">
            <text:p>0.815369978472979</text:p>
          </table:table-cell>
          <table:table-cell office:value-type="float" office:value="0.822120475453507" calcext:value-type="float">
            <text:p>0.822120475453507</text:p>
          </table:table-cell>
          <table:table-cell office:value-type="float" office:value="0.8174435795043" calcext:value-type="float">
            <text:p>0.8174435795043</text:p>
          </table:table-cell>
        </table:table-row>
        <table:table-row table:style-name="ro1">
          <table:table-cell office:value-type="string" calcext:value-type="string">
            <text:p>Unrolled Sequence F1 emotions micro</text:p>
          </table:table-cell>
          <table:table-cell office:value-type="float" office:value="0.153762268266085" calcext:value-type="float">
            <text:p>0.153762268266085</text:p>
          </table:table-cell>
          <table:table-cell office:value-type="float" office:value="0.437568157033806" calcext:value-type="float">
            <text:p>0.437568157033806</text:p>
          </table:table-cell>
          <table:table-cell office:value-type="float" office:value="0.949291166848419" calcext:value-type="float">
            <text:p>0.949291166848419</text:p>
          </table:table-cell>
          <table:table-cell office:value-type="float" office:value="0.93784078516903" calcext:value-type="float">
            <text:p>0.93784078516903</text:p>
          </table:table-cell>
        </table:table-row>
        <table:table-row table:style-name="ro1">
          <table:table-cell office:value-type="string" calcext:value-type="string">
            <text:p>Unrolled Sequence F1 triggers micro</text:p>
          </table:table-cell>
          <table:table-cell office:value-type="float" office:value="0.497818974918212" calcext:value-type="float">
            <text:p>0.497818974918212</text:p>
          </table:table-cell>
          <table:table-cell office:value-type="float" office:value="0.854143947655398" calcext:value-type="float">
            <text:p>0.854143947655398</text:p>
          </table:table-cell>
          <table:table-cell office:value-type="float" office:value="0.855234460196292" calcext:value-type="float">
            <text:p>0.855234460196292</text:p>
          </table:table-cell>
          <table:table-cell office:value-type="float" office:value="0.85196292257361" calcext:value-type="float">
            <text:p>0.85196292257361</text:p>
          </table:table-cell>
        </table:table-row>
        <table:table-row table:style-name="ro1">
          <table:table-cell office:value-type="string" calcext:value-type="string">
            <text:p>Unrolled Sequence F1 emotions macro</text:p>
          </table:table-cell>
          <table:table-cell office:value-type="float" office:value="0.127435751411119" calcext:value-type="float">
            <text:p>0.127435751411119</text:p>
          </table:table-cell>
          <table:table-cell office:value-type="float" office:value="0.0869659451112135" calcext:value-type="float">
            <text:p>0.0869659451112135</text:p>
          </table:table-cell>
          <table:table-cell office:value-type="float" office:value="0.931948152196414" calcext:value-type="float">
            <text:p>0.931948152196414</text:p>
          </table:table-cell>
          <table:table-cell office:value-type="float" office:value="0.919240605466572" calcext:value-type="float">
            <text:p>0.919240605466572</text:p>
          </table:table-cell>
        </table:table-row>
        <table:table-row table:style-name="ro1">
          <table:table-cell office:value-type="string" calcext:value-type="string">
            <text:p>Unrolled Sequence F1 triggers macro</text:p>
          </table:table-cell>
          <table:table-cell office:value-type="float" office:value="0.423627035083696" calcext:value-type="float">
            <text:p>0.423627035083696</text:p>
          </table:table-cell>
          <table:table-cell office:value-type="float" office:value="0.460667548889869" calcext:value-type="float">
            <text:p>0.460667548889869</text:p>
          </table:table-cell>
          <table:table-cell office:value-type="float" office:value="0.540959590138956" calcext:value-type="float">
            <text:p>0.540959590138956</text:p>
          </table:table-cell>
          <table:table-cell office:value-type="float" office:value="0.513827447804268" calcext:value-type="float">
            <text:p>0.513827447804268</text:p>
          </table:table-cell>
        </table:table-row>
      </table:table>
      <table:table table:name="4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Random Classifier</text:p>
          </table:table-cell>
          <table:table-cell office:value-type="string" calcext:value-type="string">
            <text:p>Majority Classifier</text:p>
          </table:table-cell>
          <table:table-cell office:value-type="string" calcext:value-type="string">
            <text:p>Bert Full</text:p>
          </table:table-cell>
          <table:table-cell office:value-type="string" calcext:value-type="string">
            <text:p>Bert Freezed</text:p>
          </table:table-cell>
        </table:table-row>
        <table:table-row table:style-name="ro1">
          <table:table-cell office:value-type="string" calcext:value-type="string">
            <text:p>Sequence F1 emotions micro</text:p>
          </table:table-cell>
          <table:table-cell office:value-type="float" office:value="0.150517780728959" calcext:value-type="float">
            <text:p>0.150517780728959</text:p>
          </table:table-cell>
          <table:table-cell office:value-type="float" office:value="0.439143186696382" calcext:value-type="float">
            <text:p>0.439143186696382</text:p>
          </table:table-cell>
          <table:table-cell office:value-type="float" office:value="0.941937802873679" calcext:value-type="float">
            <text:p>0.941937802873679</text:p>
          </table:table-cell>
          <table:table-cell office:value-type="float" office:value="0.929575387006523" calcext:value-type="float">
            <text:p>0.929575387006523</text:p>
          </table:table-cell>
        </table:table-row>
        <table:table-row table:style-name="ro1">
          <table:table-cell office:value-type="string" calcext:value-type="string">
            <text:p>Sequence F1 triggers micro</text:p>
          </table:table-cell>
          <table:table-cell office:value-type="float" office:value="0.50824074631733" calcext:value-type="float">
            <text:p>0.50824074631733</text:p>
          </table:table-cell>
          <table:table-cell office:value-type="float" office:value="0.8076212035803" calcext:value-type="float">
            <text:p>0.8076212035803</text:p>
          </table:table-cell>
          <table:table-cell office:value-type="float" office:value="0.808238625206101" calcext:value-type="float">
            <text:p>0.808238625206101</text:p>
          </table:table-cell>
          <table:table-cell office:value-type="float" office:value="0.809458295890033" calcext:value-type="float">
            <text:p>0.809458295890033</text:p>
          </table:table-cell>
        </table:table-row>
        <table:table-row table:style-name="ro1">
          <table:table-cell office:value-type="string" calcext:value-type="string">
            <text:p>Unrolled Sequence F1 emotions micro</text:p>
          </table:table-cell>
          <table:table-cell office:value-type="float" office:value="0.144518272425249" calcext:value-type="float">
            <text:p>0.144518272425249</text:p>
          </table:table-cell>
          <table:table-cell office:value-type="float" office:value="0.454318936877076" calcext:value-type="float">
            <text:p>0.454318936877076</text:p>
          </table:table-cell>
          <table:table-cell office:value-type="float" office:value="0.949612403100775" calcext:value-type="float">
            <text:p>0.949612403100775</text:p>
          </table:table-cell>
          <table:table-cell office:value-type="float" office:value="0.941306755260244" calcext:value-type="float">
            <text:p>0.941306755260244</text:p>
          </table:table-cell>
        </table:table-row>
        <table:table-row table:style-name="ro1">
          <table:table-cell office:value-type="string" calcext:value-type="string">
            <text:p>Unrolled Sequence F1 triggers micro</text:p>
          </table:table-cell>
          <table:table-cell office:value-type="float" office:value="0.510520487264673" calcext:value-type="float">
            <text:p>0.510520487264673</text:p>
          </table:table-cell>
          <table:table-cell office:value-type="float" office:value="0.842469545957918" calcext:value-type="float">
            <text:p>0.842469545957918</text:p>
          </table:table-cell>
          <table:table-cell office:value-type="float" office:value="0.83859357696567" calcext:value-type="float">
            <text:p>0.83859357696567</text:p>
          </table:table-cell>
          <table:table-cell office:value-type="float" office:value="0.838039867109635" calcext:value-type="float">
            <text:p>0.838039867109635</text:p>
          </table:table-cell>
        </table:table-row>
        <table:table-row table:style-name="ro1">
          <table:table-cell office:value-type="string" calcext:value-type="string">
            <text:p>Unrolled Sequence F1 emotions macro</text:p>
          </table:table-cell>
          <table:table-cell office:value-type="float" office:value="0.118863301180364" calcext:value-type="float">
            <text:p>0.118863301180364</text:p>
          </table:table-cell>
          <table:table-cell office:value-type="float" office:value="0.0892551195235376" calcext:value-type="float">
            <text:p>0.0892551195235376</text:p>
          </table:table-cell>
          <table:table-cell office:value-type="float" office:value="0.939146482388977" calcext:value-type="float">
            <text:p>0.939146482388977</text:p>
          </table:table-cell>
          <table:table-cell office:value-type="float" office:value="0.926506681696049" calcext:value-type="float">
            <text:p>0.926506681696049</text:p>
          </table:table-cell>
        </table:table-row>
        <table:table-row table:style-name="ro1">
          <table:table-cell office:value-type="string" calcext:value-type="string">
            <text:p>Unrolled Sequence F1 triggers macro</text:p>
          </table:table-cell>
          <table:table-cell office:value-type="float" office:value="0.441966593578979" calcext:value-type="float">
            <text:p>0.441966593578979</text:p>
          </table:table-cell>
          <table:table-cell office:value-type="float" office:value="0.4572501878287" calcext:value-type="float">
            <text:p>0.4572501878287</text:p>
          </table:table-cell>
          <table:table-cell office:value-type="float" office:value="0.544114644841513" calcext:value-type="float">
            <text:p>0.544114644841513</text:p>
          </table:table-cell>
          <table:table-cell office:value-type="float" office:value="0.542550715664297" calcext:value-type="float">
            <text:p>0.542550715664297</text:p>
          </table:table-cell>
        </table:table-row>
      </table:table>
      <table:table table:name="8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Random Classifier</text:p>
          </table:table-cell>
          <table:table-cell office:value-type="string" calcext:value-type="string">
            <text:p>Majority Classifier</text:p>
          </table:table-cell>
          <table:table-cell office:value-type="string" calcext:value-type="string">
            <text:p>Bert Full</text:p>
          </table:table-cell>
          <table:table-cell office:value-type="string" calcext:value-type="string">
            <text:p>Bert Freezed</text:p>
          </table:table-cell>
        </table:table-row>
        <table:table-row table:style-name="ro1">
          <table:table-cell office:value-type="string" calcext:value-type="string">
            <text:p>Sequence F1 emotions micro</text:p>
          </table:table-cell>
          <table:table-cell office:value-type="float" office:value="0.146738336689297" calcext:value-type="float">
            <text:p>0.146738336689297</text:p>
          </table:table-cell>
          <table:table-cell office:value-type="float" office:value="0.436214336116502" calcext:value-type="float">
            <text:p>0.436214336116502</text:p>
          </table:table-cell>
          <table:table-cell office:value-type="float" office:value="0.936638777692204" calcext:value-type="float">
            <text:p>0.936638777692204</text:p>
          </table:table-cell>
          <table:table-cell office:value-type="float" office:value="0.933117327318103" calcext:value-type="float">
            <text:p>0.933117327318103</text:p>
          </table:table-cell>
        </table:table-row>
        <table:table-row table:style-name="ro1">
          <table:table-cell office:value-type="string" calcext:value-type="string">
            <text:p>Sequence F1 triggers micro</text:p>
          </table:table-cell>
          <table:table-cell office:value-type="float" office:value="0.511969031523266" calcext:value-type="float">
            <text:p>0.511969031523266</text:p>
          </table:table-cell>
          <table:table-cell office:value-type="float" office:value="0.812008295028751" calcext:value-type="float">
            <text:p>0.812008295028751</text:p>
          </table:table-cell>
          <table:table-cell office:value-type="float" office:value="0.801836123311187" calcext:value-type="float">
            <text:p>0.801836123311187</text:p>
          </table:table-cell>
          <table:table-cell office:value-type="float" office:value="0.810078822859362" calcext:value-type="float">
            <text:p>0.810078822859362</text:p>
          </table:table-cell>
        </table:table-row>
        <table:table-row table:style-name="ro1">
          <table:table-cell office:value-type="string" calcext:value-type="string">
            <text:p>Unrolled Sequence F1 emotions micro</text:p>
          </table:table-cell>
          <table:table-cell office:value-type="float" office:value="0.144964539007092" calcext:value-type="float">
            <text:p>0.144964539007092</text:p>
          </table:table-cell>
          <table:table-cell office:value-type="float" office:value="0.448510638297872" calcext:value-type="float">
            <text:p>0.448510638297872</text:p>
          </table:table-cell>
          <table:table-cell office:value-type="float" office:value="0.945248226950355" calcext:value-type="float">
            <text:p>0.945248226950355</text:p>
          </table:table-cell>
          <table:table-cell office:value-type="float" office:value="0.946099290780142" calcext:value-type="float">
            <text:p>0.946099290780142</text:p>
          </table:table-cell>
        </table:table-row>
        <table:table-row table:style-name="ro1">
          <table:table-cell office:value-type="string" calcext:value-type="string">
            <text:p>Unrolled Sequence F1 triggers micro</text:p>
          </table:table-cell>
          <table:table-cell office:value-type="float" office:value="0.513758865248227" calcext:value-type="float">
            <text:p>0.513758865248227</text:p>
          </table:table-cell>
          <table:table-cell office:value-type="float" office:value="0.851347517730496" calcext:value-type="float">
            <text:p>0.851347517730496</text:p>
          </table:table-cell>
          <table:table-cell office:value-type="float" office:value="0.839432624113475" calcext:value-type="float">
            <text:p>0.839432624113475</text:p>
          </table:table-cell>
          <table:table-cell office:value-type="float" office:value="0.851063829787234" calcext:value-type="float">
            <text:p>0.851063829787234</text:p>
          </table:table-cell>
        </table:table-row>
        <table:table-row table:style-name="ro1">
          <table:table-cell office:value-type="string" calcext:value-type="string">
            <text:p>Unrolled Sequence F1 emotions macro</text:p>
          </table:table-cell>
          <table:table-cell office:value-type="float" office:value="0.120896747792857" calcext:value-type="float">
            <text:p>0.120896747792857</text:p>
          </table:table-cell>
          <table:table-cell office:value-type="float" office:value="0.0884673493369146" calcext:value-type="float">
            <text:p>0.0884673493369146</text:p>
          </table:table-cell>
          <table:table-cell office:value-type="float" office:value="0.929652395423972" calcext:value-type="float">
            <text:p>0.929652395423972</text:p>
          </table:table-cell>
          <table:table-cell office:value-type="float" office:value="0.926706223702449" calcext:value-type="float">
            <text:p>0.926706223702449</text:p>
          </table:table-cell>
        </table:table-row>
        <table:table-row table:style-name="ro1">
          <table:table-cell office:value-type="string" calcext:value-type="string">
            <text:p>Unrolled Sequence F1 triggers macro</text:p>
          </table:table-cell>
          <table:table-cell office:value-type="float" office:value="0.441096469773318" calcext:value-type="float">
            <text:p>0.441096469773318</text:p>
          </table:table-cell>
          <table:table-cell office:value-type="float" office:value="0.459852896107876" calcext:value-type="float">
            <text:p>0.459852896107876</text:p>
          </table:table-cell>
          <table:table-cell office:value-type="float" office:value="0.563311369947925" calcext:value-type="float">
            <text:p>0.563311369947925</text:p>
          </table:table-cell>
          <table:table-cell office:value-type="float" office:value="0.516682027505347" calcext:value-type="float">
            <text:p>0.516682027505347</text:p>
          </table:table-cell>
        </table:table-row>
      </table:table>
      <table:table table:name="Average" table:style-name="ta1">
        <table:table-column table:style-name="co7" table:default-cell-style-name="Default"/>
        <table:table-column table:style-name="co4" table:default-cell-style-name="ce2"/>
        <table:table-column table:style-name="co8" table:default-cell-style-name="ce2"/>
        <table:table-column table:style-name="co4" table:number-columns-repeated="2" table:default-cell-style-name="ce2"/>
        <table:table-row table:style-name="ro1">
          <table:table-cell/>
          <table:table-cell table:style-name="Default" office:value-type="string" calcext:value-type="string">
            <text:p>Random Classifier</text:p>
          </table:table-cell>
          <table:table-cell table:style-name="Default" office:value-type="string" calcext:value-type="string">
            <text:p>Majority Classifier</text:p>
          </table:table-cell>
          <table:table-cell table:style-name="Default" office:value-type="string" calcext:value-type="string">
            <text:p>Bert Full</text:p>
          </table:table-cell>
          <table:table-cell table:style-name="Default" office:value-type="string" calcext:value-type="string">
            <text:p>Bert Freezed</text:p>
          </table:table-cell>
        </table:table-row>
        <table:table-row table:style-name="ro1">
          <table:table-cell office:value-type="string" calcext:value-type="string">
            <text:p>Sequence F1 emotions micro</text:p>
          </table:table-cell>
          <table:table-cell table:formula="of:=AVERAGE([$'11'.B2];[$'27'.B2];[$'35'.B2];[$'42'.B2];[$'81'.B2])" office:value-type="float" office:value="0.150140258567448" calcext:value-type="float">
            <text:p>0.150140258567448</text:p>
          </table:table-cell>
          <table:table-cell table:formula="of:=AVERAGE([$'11'.C2];[$'27'.C2];[$'35'.C2];[$'42'.C2];[$'81'.C2])" office:value-type="float" office:value="0.430021214749509" calcext:value-type="float">
            <text:p>0.430021214749509</text:p>
          </table:table-cell>
          <table:table-cell table:formula="of:=AVERAGE([$'11'.D2];[$'27'.D2];[$'35'.D2];[$'42'.D2];[$'81'.D2])" office:value-type="float" office:value="0.927393535676981" calcext:value-type="float">
            <text:p>0.927393535676981</text:p>
          </table:table-cell>
          <table:table-cell table:formula="of:=AVERAGE([$'11'.E2];[$'27'.E2];[$'35'.E2];[$'42'.E2];[$'81'.E2])" office:value-type="float" office:value="0.931554765328598" calcext:value-type="float">
            <text:p>0.931554765328598</text:p>
          </table:table-cell>
        </table:table-row>
        <table:table-row table:style-name="ro1">
          <table:table-cell office:value-type="string" calcext:value-type="string">
            <text:p>Sequence F1 triggers micro</text:p>
          </table:table-cell>
          <table:table-cell table:formula="of:=AVERAGE([$'11'.B3];[$'27'.B3];[$'35'.B3];[$'42'.B3];[$'81'.B3])" office:value-type="float" office:value="0.509879728331674" calcext:value-type="float">
            <text:p>0.509879728331674</text:p>
          </table:table-cell>
          <table:table-cell table:formula="of:=AVERAGE([$'11'.C3];[$'27'.C3];[$'35'.C3];[$'42'.C3];[$'81'.C3])" office:value-type="float" office:value="0.808811450380508" calcext:value-type="float">
            <text:p>0.808811450380508</text:p>
          </table:table-cell>
          <table:table-cell table:formula="of:=AVERAGE([$'11'.D3];[$'27'.D3];[$'35'.D3];[$'42'.D3];[$'81'.D3])" office:value-type="float" office:value="0.808691145446233" calcext:value-type="float">
            <text:p>0.808691145446233</text:p>
          </table:table-cell>
          <table:table-cell table:formula="of:=AVERAGE([$'11'.E3];[$'27'.E3];[$'35'.E3];[$'42'.E3];[$'81'.E3])" office:value-type="float" office:value="0.808355844784786" calcext:value-type="float">
            <text:p>0.808355844784786</text:p>
          </table:table-cell>
        </table:table-row>
        <table:table-row table:style-name="ro1">
          <table:table-cell office:value-type="string" calcext:value-type="string">
            <text:p>Unrolled Sequence F1 emotions micro</text:p>
          </table:table-cell>
          <table:table-cell table:formula="of:=AVERAGE([$'11'.B4];[$'27'.B4];[$'35'.B4];[$'42'.B4];[$'81'.B4])" office:value-type="float" office:value="0.147451346913943" calcext:value-type="float">
            <text:p>0.147451346913943</text:p>
          </table:table-cell>
          <table:table-cell table:formula="of:=AVERAGE([$'11'.C4];[$'27'.C4];[$'35'.C4];[$'42'.C4];[$'81'.C4])" office:value-type="float" office:value="0.440798629588686" calcext:value-type="float">
            <text:p>0.440798629588686</text:p>
          </table:table-cell>
          <table:table-cell table:formula="of:=AVERAGE([$'11'.D4];[$'27'.D4];[$'35'.D4];[$'42'.D4];[$'81'.D4])" office:value-type="float" office:value="0.936099815170877" calcext:value-type="float">
            <text:p>0.936099815170877</text:p>
          </table:table-cell>
          <table:table-cell table:formula="of:=AVERAGE([$'11'.E4];[$'27'.E4];[$'35'.E4];[$'42'.E4];[$'81'.E4])" office:value-type="float" office:value="0.940879653195135" calcext:value-type="float">
            <text:p>0.940879653195135</text:p>
          </table:table-cell>
        </table:table-row>
        <table:table-row table:style-name="ro1">
          <table:table-cell office:value-type="string" calcext:value-type="string">
            <text:p>Unrolled Sequence F1 triggers micro</text:p>
          </table:table-cell>
          <table:table-cell table:formula="of:=AVERAGE([$'11'.B5];[$'27'.B5];[$'35'.B5];[$'42'.B5];[$'81'.B5])" office:value-type="float" office:value="0.507410245003622" calcext:value-type="float">
            <text:p>0.507410245003622</text:p>
          </table:table-cell>
          <table:table-cell table:formula="of:=AVERAGE([$'11'.C5];[$'27'.C5];[$'35'.C5];[$'42'.C5];[$'81'.C5])" office:value-type="float" office:value="0.847090476529506" calcext:value-type="float">
            <text:p>0.847090476529506</text:p>
          </table:table-cell>
          <table:table-cell table:formula="of:=AVERAGE([$'11'.D5];[$'27'.D5];[$'35'.D5];[$'42'.D5];[$'81'.D5])" office:value-type="float" office:value="0.842164667841606" calcext:value-type="float">
            <text:p>0.842164667841606</text:p>
          </table:table-cell>
          <table:table-cell table:formula="of:=AVERAGE([$'11'.E5];[$'27'.E5];[$'35'.E5];[$'42'.E5];[$'81'.E5])" office:value-type="float" office:value="0.842848916752825" calcext:value-type="float">
            <text:p>0.842848916752825</text:p>
          </table:table-cell>
        </table:table-row>
        <table:table-row table:style-name="ro1">
          <table:table-cell office:value-type="string" calcext:value-type="string">
            <text:p>Unrolled Sequence F1 emotions macro</text:p>
          </table:table-cell>
          <table:table-cell table:formula="of:=AVERAGE([$'11'.B6];[$'27'.B6];[$'35'.B6];[$'42'.B6];[$'81'.B6])" office:value-type="float" office:value="0.123278677094654" calcext:value-type="float">
            <text:p>0.123278677094654</text:p>
          </table:table-cell>
          <table:table-cell table:formula="of:=AVERAGE([$'11'.C6];[$'27'.C6];[$'35'.C6];[$'42'.C6];[$'81'.C6])" office:value-type="float" office:value="0.0874036603525728" calcext:value-type="float">
            <text:p>0.0874036603525728</text:p>
          </table:table-cell>
          <table:table-cell table:formula="of:=AVERAGE([$'11'.D6];[$'27'.D6];[$'35'.D6];[$'42'.D6];[$'81'.D6])" office:value-type="float" office:value="0.916696093168113" calcext:value-type="float">
            <text:p>0.916696093168113</text:p>
          </table:table-cell>
          <table:table-cell table:formula="of:=AVERAGE([$'11'.E6];[$'27'.E6];[$'35'.E6];[$'42'.E6];[$'81'.E6])" office:value-type="float" office:value="0.9245395739987" calcext:value-type="float">
            <text:p>0.9245395739987</text:p>
          </table:table-cell>
        </table:table-row>
        <table:table-row table:style-name="ro1">
          <table:table-cell office:value-type="string" calcext:value-type="string">
            <text:p>Unrolled Sequence F1 triggers macro</text:p>
          </table:table-cell>
          <table:table-cell table:formula="of:=AVERAGE([$'11'.B7];[$'27'.B7];[$'35'.B7];[$'42'.B7];[$'81'.B7])" office:value-type="float" office:value="0.43664849572261" calcext:value-type="float">
            <text:p>0.43664849572261</text:p>
          </table:table-cell>
          <table:table-cell table:formula="of:=AVERAGE([$'11'.C7];[$'27'.C7];[$'35'.C7];[$'42'.C7];[$'81'.C7])" office:value-type="float" office:value="0.458594723586924" calcext:value-type="float">
            <text:p>0.458594723586924</text:p>
          </table:table-cell>
          <table:table-cell table:formula="of:=AVERAGE([$'11'.D7];[$'27'.D7];[$'35'.D7];[$'42'.D7];[$'81'.D7])" office:value-type="float" office:value="0.54151232910853" calcext:value-type="float">
            <text:p>0.54151232910853</text:p>
          </table:table-cell>
          <table:table-cell table:formula="of:=AVERAGE([$'11'.E7];[$'27'.E7];[$'35'.E7];[$'42'.E7];[$'81'.E7])" office:value-type="float" office:value="0.530634669414986" calcext:value-type="float">
            <text:p>0.530634669414986</text:p>
          </table:table-cell>
        </table:table-row>
        <calcext:conditional-formats>
          <calcext:conditional-format calcext:target-range-address="Average.B2:Average.E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StdDev" table:style-name="ta1">
        <table:table-column table:style-name="co7" table:default-cell-style-name="Default"/>
        <table:table-column table:style-name="co9" table:number-columns-repeated="2" table:default-cell-style-name="ce3"/>
        <table:table-column table:style-name="co8" table:default-cell-style-name="ce3"/>
        <table:table-column table:style-name="co9" table:default-cell-style-name="ce3"/>
        <table:table-row table:style-name="ro1">
          <table:table-cell/>
          <table:table-cell table:style-name="Default" office:value-type="string" calcext:value-type="string">
            <text:p>Random Classifier</text:p>
          </table:table-cell>
          <table:table-cell table:style-name="Default" office:value-type="string" calcext:value-type="string">
            <text:p>Majority Classifier</text:p>
          </table:table-cell>
          <table:table-cell table:style-name="Default" office:value-type="string" calcext:value-type="string">
            <text:p>Bert Full</text:p>
          </table:table-cell>
          <table:table-cell table:style-name="Default" office:value-type="string" calcext:value-type="string">
            <text:p>Bert Freezed</text:p>
          </table:table-cell>
        </table:table-row>
        <table:table-row table:style-name="ro1">
          <table:table-cell office:value-type="string" calcext:value-type="string">
            <text:p>Sequence F1 emotions micro</text:p>
          </table:table-cell>
          <table:table-cell table:formula="of:=STDEV([$'11'.B2];[$'27'.B2];[$'35'.B2];[$'42'.B2];[$'81'.B2])" office:value-type="float" office:value="0.00372050470955374" calcext:value-type="float">
            <text:p>0.00372050470955374</text:p>
          </table:table-cell>
          <table:table-cell table:formula="of:=STDEV([$'11'.C2];[$'27'.C2];[$'35'.C2];[$'42'.C2];[$'81'.C2])" office:value-type="float" office:value="0.00726345919242651" calcext:value-type="float">
            <text:p>0.00726345919242651</text:p>
          </table:table-cell>
          <table:table-cell table:formula="of:=STDEV([$'11'.D2];[$'27'.D2];[$'35'.D2];[$'42'.D2];[$'81'.D2])" office:value-type="float" office:value="0.0217491864839435" calcext:value-type="float">
            <text:p>0.0217491864839435</text:p>
          </table:table-cell>
          <table:table-cell table:formula="of:=STDEV([$'11'.E2];[$'27'.E2];[$'35'.E2];[$'42'.E2];[$'81'.E2])" office:value-type="float" office:value="0.00130797708865974" calcext:value-type="float">
            <text:p>0.00130797708865974</text:p>
          </table:table-cell>
        </table:table-row>
        <table:table-row table:style-name="ro1">
          <table:table-cell office:value-type="string" calcext:value-type="string">
            <text:p>Sequence F1 triggers micro</text:p>
          </table:table-cell>
          <table:table-cell table:formula="of:=STDEV([$'11'.B3];[$'27'.B3];[$'35'.B3];[$'42'.B3];[$'81'.B3])" office:value-type="float" office:value="0.00817628378632735" calcext:value-type="float">
            <text:p>0.00817628378632735</text:p>
          </table:table-cell>
          <table:table-cell table:formula="of:=STDEV([$'11'.C3];[$'27'.C3];[$'35'.C3];[$'42'.C3];[$'81'.C3])" office:value-type="float" office:value="0.0124516560082827" calcext:value-type="float">
            <text:p>0.0124516560082827</text:p>
          </table:table-cell>
          <table:table-cell table:formula="of:=STDEV([$'11'.D3];[$'27'.D3];[$'35'.D3];[$'42'.D3];[$'81'.D3])" office:value-type="float" office:value="0.0157238044332192" calcext:value-type="float">
            <text:p>0.0157238044332192</text:p>
          </table:table-cell>
          <table:table-cell table:formula="of:=STDEV([$'11'.E3];[$'27'.E3];[$'35'.E3];[$'42'.E3];[$'81'.E3])" office:value-type="float" office:value="0.010470754480831" calcext:value-type="float">
            <text:p>0.010470754480831</text:p>
          </table:table-cell>
        </table:table-row>
        <table:table-row table:style-name="ro1">
          <table:table-cell office:value-type="string" calcext:value-type="string">
            <text:p>Unrolled Sequence F1 emotions micro</text:p>
          </table:table-cell>
          <table:table-cell table:formula="of:=STDEV([$'11'.B4];[$'27'.B4];[$'35'.B4];[$'42'.B4];[$'81'.B4])" office:value-type="float" office:value="0.0039651803962804" calcext:value-type="float">
            <text:p>0.0039651803962804</text:p>
          </table:table-cell>
          <table:table-cell table:formula="of:=STDEV([$'11'.C4];[$'27'.C4];[$'35'.C4];[$'42'.C4];[$'81'.C4])" office:value-type="float" office:value="0.0101834131973926" calcext:value-type="float">
            <text:p>0.0101834131973926</text:p>
          </table:table-cell>
          <table:table-cell table:formula="of:=STDEV([$'11'.D4];[$'27'.D4];[$'35'.D4];[$'42'.D4];[$'81'.D4])" office:value-type="float" office:value="0.0179935562942173" calcext:value-type="float">
            <text:p>0.0179935562942173</text:p>
          </table:table-cell>
          <table:table-cell table:formula="of:=STDEV([$'11'.E4];[$'27'.E4];[$'35'.E4];[$'42'.E4];[$'81'.E4])" office:value-type="float" office:value="0.00335317466640473" calcext:value-type="float">
            <text:p>0.00335317466640473</text:p>
          </table:table-cell>
        </table:table-row>
        <table:table-row table:style-name="ro1">
          <table:table-cell office:value-type="string" calcext:value-type="string">
            <text:p>Unrolled Sequence F1 triggers micro</text:p>
          </table:table-cell>
          <table:table-cell table:formula="of:=STDEV([$'11'.B5];[$'27'.B5];[$'35'.B5];[$'42'.B5];[$'81'.B5])" office:value-type="float" office:value="0.00600641498460032" calcext:value-type="float">
            <text:p>0.00600641498460032</text:p>
          </table:table-cell>
          <table:table-cell table:formula="of:=STDEV([$'11'.C5];[$'27'.C5];[$'35'.C5];[$'42'.C5];[$'81'.C5])" office:value-type="float" office:value="0.0102091722275011" calcext:value-type="float">
            <text:p>0.0102091722275011</text:p>
          </table:table-cell>
          <table:table-cell table:formula="of:=STDEV([$'11'.D5];[$'27'.D5];[$'35'.D5];[$'42'.D5];[$'81'.D5])" office:value-type="float" office:value="0.013256483392192" calcext:value-type="float">
            <text:p>0.013256483392192</text:p>
          </table:table-cell>
          <table:table-cell table:formula="of:=STDEV([$'11'.E5];[$'27'.E5];[$'35'.E5];[$'42'.E5];[$'81'.E5])" office:value-type="float" office:value="0.00892430633214759" calcext:value-type="float">
            <text:p>0.00892430633214759</text:p>
          </table:table-cell>
        </table:table-row>
        <table:table-row table:style-name="ro1">
          <table:table-cell office:value-type="string" calcext:value-type="string">
            <text:p>Unrolled Sequence F1 emotions macro</text:p>
          </table:table-cell>
          <table:table-cell table:formula="of:=STDEV([$'11'.B6];[$'27'.B6];[$'35'.B6];[$'42'.B6];[$'81'.B6])" office:value-type="float" office:value="0.00355872761521641" calcext:value-type="float">
            <text:p>0.00355872761521641</text:p>
          </table:table-cell>
          <table:table-cell table:formula="of:=STDEV([$'11'.C6];[$'27'.C6];[$'35'.C6];[$'42'.C6];[$'81'.C6])" office:value-type="float" office:value="0.00139830464042979" calcext:value-type="float">
            <text:p>0.00139830464042979</text:p>
          </table:table-cell>
          <table:table-cell table:formula="of:=STDEV([$'11'.D6];[$'27'.D6];[$'35'.D6];[$'42'.D6];[$'81'.D6])" office:value-type="float" office:value="0.0256642596873562" calcext:value-type="float">
            <text:p>0.0256642596873562</text:p>
          </table:table-cell>
          <table:table-cell table:formula="of:=STDEV([$'11'.E6];[$'27'.E6];[$'35'.E6];[$'42'.E6];[$'81'.E6])" office:value-type="float" office:value="0.00337209553019528" calcext:value-type="float">
            <text:p>0.00337209553019528</text:p>
          </table:table-cell>
        </table:table-row>
        <table:table-row table:style-name="ro1">
          <table:table-cell office:value-type="string" calcext:value-type="string">
            <text:p>Unrolled Sequence F1 triggers macro</text:p>
          </table:table-cell>
          <table:table-cell table:formula="of:=STDEV([$'11'.B7];[$'27'.B7];[$'35'.B7];[$'42'.B7];[$'81'.B7])" office:value-type="float" office:value="0.00809484592640575" calcext:value-type="float">
            <text:p>0.00809484592640575</text:p>
          </table:table-cell>
          <table:table-cell table:formula="of:=STDEV([$'11'.C7];[$'27'.C7];[$'35'.C7];[$'42'.C7];[$'81'.C7])" office:value-type="float" office:value="0.00300344524575372" calcext:value-type="float">
            <text:p>0.00300344524575372</text:p>
          </table:table-cell>
          <table:table-cell table:formula="of:=STDEV([$'11'.D7];[$'27'.D7];[$'35'.D7];[$'42'.D7];[$'81'.D7])" office:value-type="float" office:value="0.0147666754041056" calcext:value-type="float">
            <text:p>0.0147666754041056</text:p>
          </table:table-cell>
          <table:table-cell table:formula="of:=STDEV([$'11'.E7];[$'27'.E7];[$'35'.E7];[$'42'.E7];[$'81'.E7])" office:value-type="float" office:value="0.0146449397068942" calcext:value-type="float">
            <text:p>0.0146449397068942</text:p>
          </table:table-cell>
        </table:table-row>
        <calcext:conditional-formats>
          <calcext:conditional-format calcext:target-range-address="StdDev.B2:StdDev.E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it" number:country="IT">₤</number:currency-symbol>
      <number:text> </number:text>
      <number:number number:decimal-places="0" number:min-decimal-places="0" number:min-integer-digits="1" number:grouping="true"/>
    </number:currency-style>
    <number:currency-style style:name="N130">
      <number:text>-</number:text>
      <number:currency-symbol number:language="it" number:country="IT">₤</number:currency-symbol>
      <number:text> </number:text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31P0" style:volatile="true">
      <number:currency-symbol number:language="it" number:country="IT">₤</number:currency-symbol>
      <number:text> </number:text>
      <number:number number:decimal-places="0" number:min-decimal-places="0" number:min-integer-digits="1" number:grouping="true"/>
    </number:currency-style>
    <number:currency-style style:name="N131">
      <style:text-properties fo:color="#ff0000"/>
      <number:text>-</number:text>
      <number:currency-symbol number:language="it" number:country="IT">₤</number:currency-symbol>
      <number:text> </number:text>
      <number:number number:decimal-places="0" number:min-decimal-places="0" number:min-integer-digits="1" number:grouping="true"/>
      <style:map style:condition="value()&gt;=0" style:apply-style-name="N131P0"/>
    </number:currency-style>
    <number:number-style style:name="N10129" number:language="en" number:country="US" loext:transliteration-spellout="EUR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EUR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EUR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EUR" number:transliteration-language="en" number:transliteration-country="US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3">00/00/0000</text:date>, <text:time style:data-style-name="N2" text:time-value="16:28:30.561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13T16:30:15.197000000</dc:date>
    <meta:editing-duration>PT26M17S</meta:editing-duration>
    <meta:editing-cycles>5</meta:editing-cycles>
    <meta:generator>LibreOffice/7.6.4.1$Windows_X86_64 LibreOffice_project/e19e193f88cd6c0525a17fb7a176ed8e6a3e2aa1</meta:generator>
    <meta:document-statistic meta:table-count="7" meta:cell-count="238" meta:object-count="0"/>
  </office:meta>
</office:document-meta>
</file>